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ma" style:master-page-name="MP0" style:family="paragraph">
      <style:paragraph-properties fo:break-before="page" fo:text-align="center" fo:margin-left="-0.4923in">
        <style:tab-stops/>
      </style:paragraph-properties>
    </style:style>
    <style:style style:name="P3" style:parent-style-name="Tema" style:family="paragraph">
      <style:paragraph-properties fo:text-align="center"/>
    </style:style>
    <style:style style:name="P4" style:parent-style-name="Tema" style:family="paragraph">
      <style:paragraph-properties fo:text-align="start"/>
    </style:style>
    <style:style style:name="P5" style:parent-style-name="Tema" style:family="paragraph">
      <style:paragraph-properties fo:text-align="center"/>
    </style:style>
    <style:style style:name="P6" style:parent-style-name="Tema" style:family="paragraph">
      <style:paragraph-properties fo:text-align="center"/>
    </style:style>
    <style:style style:name="P7" style:parent-style-name="Tema" style:family="paragraph">
      <style:paragraph-properties fo:text-align="center"/>
    </style:style>
    <style:style style:name="P8" style:parent-style-name="Tema" style:family="paragraph">
      <style:paragraph-properties fo:text-align="center"/>
    </style:style>
    <style:style style:name="P9" style:parent-style-name="Tema" style:family="paragraph">
      <style:paragraph-properties fo:text-align="center"/>
    </style:style>
    <style:style style:name="P10" style:parent-style-name="Tema" style:family="paragraph">
      <style:paragraph-properties fo:text-align="center"/>
    </style:style>
    <style:style style:name="P11" style:parent-style-name="Tema" style:family="paragraph">
      <style:paragraph-properties fo:text-align="center"/>
    </style:style>
    <style:style style:name="P12" style:parent-style-name="Tema" style:family="paragraph">
      <style:paragraph-properties fo:text-align="center"/>
    </style:style>
    <style:style style:name="P13" style:parent-style-name="Tema" style:family="paragraph">
      <style:paragraph-properties fo:text-align="center"/>
    </style:style>
    <style:style style:name="P14" style:parent-style-name="Título" style:family="paragraph">
      <style:paragraph-properties fo:text-align="center"/>
    </style:style>
    <style:style style:name="P15" style:parent-style-name="Subtítulo" style:family="paragraph">
      <style:paragraph-properties fo:text-align="center"/>
    </style:style>
    <style:style style:name="P16" style:parent-style-name="Textbody" style:family="paragraph">
      <style:paragraph-properties fo:text-align="center"/>
    </style:style>
    <style:style style:name="P17" style:parent-style-name="Heading" style:master-page-name="MP1" style:family="paragraph">
      <style:paragraph-properties fo:break-before="page"/>
    </style:style>
    <style:style style:name="P20" style:parent-style-name="HojadeControl" style:family="paragraph">
      <style:paragraph-properties fo:text-align="center"/>
    </style:style>
    <style:style style:name="TableColumn22" style:family="table-column">
      <style:table-column-properties style:column-width="1.5333in" style:use-optimal-column-width="false"/>
    </style:style>
    <style:style style:name="TableColumn23" style:family="table-column">
      <style:table-column-properties style:column-width="2.0847in" style:use-optimal-column-width="false"/>
    </style:style>
    <style:style style:name="TableColumn24" style:family="table-column">
      <style:table-column-properties style:column-width="1.527in" style:use-optimal-column-width="false"/>
    </style:style>
    <style:style style:name="TableColumn25" style:family="table-column">
      <style:table-column-properties style:column-width="1.1541in" style:use-optimal-column-width="false"/>
    </style:style>
    <style:style style:name="Table21" style:family="table">
      <style:table-properties style:width="6.2993in" fo:margin-left="0in" table:align="left"/>
    </style:style>
    <style:style style:name="TableRow26" style:family="table-row">
      <style:table-row-properties style:use-optimal-row-height="false"/>
    </style:style>
    <style:style style:name="TableCell2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8" style:parent-style-name="TableContents" style:family="paragraph">
      <style:text-properties fo:font-weight="bold" style:font-weight-asian="bold" style:font-weight-complex="bold"/>
    </style:style>
    <style:style style:name="TableCell29" style:family="table-cell">
      <style:table-cell-properties fo:border="0.0069in solid #808080" style:writing-mode="lr-tb" style:vertical-align="middle"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2" style:parent-style-name="TableContents" style:family="paragraph">
      <style:text-properties fo:font-weight="bold" style:font-weight-asian="bold" style:font-weight-complex="bold"/>
    </style:style>
    <style:style style:name="TableCell3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6" style:parent-style-name="TableContents" style:family="paragraph">
      <style:text-properties fo:font-weight="bold" style:font-weight-asian="bold" style:font-weight-complex="bold"/>
    </style:style>
    <style:style style:name="TableCell3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0" style:parent-style-name="TableContents" style:family="paragraph">
      <style:text-properties fo:font-weight="bold" style:font-weight-asian="bold" style:font-weight-complex="bold"/>
    </style:style>
    <style:style style:name="TableCell4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9" style:parent-style-name="TableContents" style:family="paragraph">
      <style:paragraph-properties fo:text-align="center"/>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5" style:parent-style-name="TableContents" style:family="paragraph">
      <style:paragraph-properties fo:text-align="center"/>
    </style:style>
    <style:style style:name="P66" style:parent-style-name="Standard" style:family="paragraph">
      <style:text-properties fo:font-size="12pt" style:font-size-asian="12pt"/>
    </style:style>
    <style:style style:name="P67" style:parent-style-name="Standard" style:family="paragraph">
      <style:text-properties fo:font-size="12pt" style:font-size-asian="12pt"/>
    </style:style>
    <style:style style:name="P68" style:parent-style-name="Textbody" style:family="paragraph">
      <style:paragraph-properties fo:break-before="page"/>
    </style:style>
    <style:style style:name="P69" style:parent-style-name="ContentsHeading" style:family="paragraph">
      <style:paragraph-properties>
        <style:tab-stops>
          <style:tab-stop style:type="right" style:leader-style="dotted" style:leader-text="." style:position="6.1375in"/>
        </style:tab-stops>
      </style:paragraph-properties>
    </style:style>
    <style:style style:name="P70" style:parent-style-name="Contents1" style:family="paragraph">
      <style:paragraph-properties>
        <style:tab-stops>
          <style:tab-stop style:type="right" style:leader-style="dotted" style:leader-text="." style:position="6.2597in"/>
        </style:tab-stops>
      </style:paragraph-properties>
    </style:style>
    <style:style style:name="P71" style:parent-style-name="Contents1" style:family="paragraph">
      <style:paragraph-properties fo:text-align="center">
        <style:tab-stops>
          <style:tab-stop style:type="right" style:leader-style="dotted" style:leader-text="." style:position="6.2597in"/>
        </style:tab-stops>
      </style:paragraph-properties>
    </style:style>
    <style:style style:name="P72" style:parent-style-name="Contents1" style:family="paragraph">
      <style:paragraph-properties fo:text-align="center">
        <style:tab-stops>
          <style:tab-stop style:type="right" style:leader-style="dotted" style:leader-text="." style:position="6.2597in"/>
        </style:tab-stops>
      </style:paragraph-properties>
    </style:style>
    <style:style style:name="P73" style:parent-style-name="Normal" style:family="paragraph">
      <style:paragraph-properties fo:margin-left="-0.0034in">
        <style:tab-stops/>
      </style:paragraph-properties>
    </style:style>
    <style:style style:name="P74" style:parent-style-name="Standard" style:family="paragraph">
      <style:paragraph-properties fo:text-align="justify"/>
    </style:style>
    <style:style style:name="P75" style:parent-style-name="Textbody" style:family="paragraph">
      <style:text-properties style:font-name="Times New Roman" fo:font-size="12pt" style:font-size-asian="12pt"/>
    </style:style>
    <style:style style:name="P76" style:parent-style-name="Textbody" style:family="paragraph">
      <style:text-properties style:font-name="Times New Roman" fo:font-size="12pt" style:font-size-asian="12pt"/>
    </style:style>
  </office:automatic-styles>
  <office:body>
    <office:text text:use-soft-page-breaks="true">
      <text:p text:style-name="P1"/>
      <text:p text:style-name="P3"/>
      <text:p text:style-name="P4"/>
      <text:p text:style-name="P5"/>
      <text:p text:style-name="P6">Jose Luis Galindo Picazo</text:p>
      <text:p text:style-name="P7"/>
      <text:p text:style-name="P8">170755</text:p>
      <text:p text:style-name="P9"/>
      <text:p text:style-name="P10">Universidad Tecnológica de Xicotepec de Juarez</text:p>
      <text:p text:style-name="P11"/>
      <text:p text:style-name="P12"><text:subject text:fixed="false">&lt;Trainer ONE &gt;</text:subject></text:p>
      <text:p text:style-name="P13"/>
      <text:p text:style-name="P14"><text:title text:fixed="false">Especificación de Requisitos</text:title></text:p>
      <text:p text:style-name="P15"/>
      <text:p text:style-name="P16"/>
      <text:p text:style-name="P17"/>
      <text:p text:style-name="P20">HOJA DE CONTROL</text:p>
      <text:p text:style-name="Textbody"/>
      <text:p text:style-name="Standard"/>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Organismo</text:p>
          </table:table-cell>
          <table:table-cell table:style-name="TableCell29" table:number-columns-spanned="3">
            <text:p text:style-name="TableContents">Proyect One</text:p>
          </table:table-cell>
          <table:covered-table-cell/>
          <table:covered-table-cell/>
        </table:table-row>
        <table:table-row table:style-name="TableRow30">
          <table:table-cell table:style-name="TableCell31">
            <text:p text:style-name="P32">Proyecto</text:p>
          </table:table-cell>
          <table:table-cell table:style-name="TableCell33" table:number-columns-spanned="3">
            <text:p text:style-name="TableContents">Trainer ONE</text:p>
          </table:table-cell>
          <table:covered-table-cell/>
          <table:covered-table-cell/>
        </table:table-row>
        <table:table-row table:style-name="TableRow34">
          <table:table-cell table:style-name="TableCell35">
            <text:p text:style-name="P36">Entregable</text:p>
          </table:table-cell>
          <table:table-cell table:style-name="TableCell37" table:number-columns-spanned="3">
            <text:p text:style-name="TableContents">1</text:p>
          </table:table-cell>
          <table:covered-table-cell/>
          <table:covered-table-cell/>
        </table:table-row>
        <table:table-row table:style-name="TableRow38">
          <table:table-cell table:style-name="TableCell39">
            <text:p text:style-name="P40">Autor</text:p>
          </table:table-cell>
          <table:table-cell table:style-name="TableCell41" table:number-columns-spanned="3">
            <text:p text:style-name="TableContents">Proyect ONE</text:p>
          </table:table-cell>
          <table:covered-table-cell/>
          <table:covered-table-cell/>
        </table:table-row>
        <table:table-row table:style-name="TableRow42">
          <table:table-cell table:style-name="TableCell43">
            <text:p text:style-name="P44">Versión/Edición</text:p>
          </table:table-cell>
          <table:table-cell table:style-name="TableCell45">
            <text:p text:style-name="TableContents">1.0</text:p>
          </table:table-cell>
          <table:table-cell table:style-name="TableCell46">
            <text:p text:style-name="P47">Fecha Versión</text:p>
          </table:table-cell>
          <table:table-cell table:style-name="TableCell48">
            <text:p text:style-name="P49">14/06/23</text:p>
          </table:table-cell>
        </table:table-row>
        <table:table-row table:style-name="TableRow50">
          <table:table-cell table:style-name="TableCell51">
            <text:p text:style-name="P52">Aprobado por</text:p>
          </table:table-cell>
          <table:table-cell table:style-name="TableCell53">
            <text:p text:style-name="TableContents"/>
          </table:table-cell>
          <table:table-cell table:style-name="TableCell54">
            <text:p text:style-name="P55">Fecha Aprobación</text:p>
          </table:table-cell>
          <table:table-cell table:style-name="TableCell56">
            <text:p text:style-name="P57"/>
          </table:table-cell>
        </table:table-row>
        <table:table-row table:style-name="TableRow58">
          <table:table-cell table:style-name="TableCell59">
            <text:p text:style-name="P60"/>
          </table:table-cell>
          <table:table-cell table:style-name="TableCell61">
            <text:p text:style-name="TableContents"/>
          </table:table-cell>
          <table:table-cell table:style-name="TableCell62">
            <text:p text:style-name="P63">Nº Total de Páginas</text:p>
          </table:table-cell>
          <table:table-cell table:style-name="TableCell64">
            <text:p text:style-name="P65">2</text:p>
          </table:table-cell>
        </table:table-row>
      </table:table>
      <text:p text:style-name="Standard"/>
      <text:p text:style-name="P66"/>
      <text:p text:style-name="Standard"/>
      <text:p text:style-name="P67"/>
      <text:p text:style-name="Standard"/>
      <text:p text:style-name="Standard"/>
      <text:p text:style-name="Standard"/>
      <text:p text:style-name="Standard"/>
      <text:p text:style-name="Standard"/>
      <text:p text:style-name="P68"/>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9">ÍNDICE</text:p>
          <text:p text:style-name="P70"><text:a xlink:href="#__RefHeading__10948_300738085" office:target-frame-name="_top" xlink:show="replace">1 INTRODUCCIÓN<text:tab/>4</text:a></text:p>
          <text:p text:style-name="Contents2"><text:a xlink:href="#__RefHeading__10950_300738085" office:target-frame-name="_top" xlink:show="replace">1.1 Propósito<text:tab/>4</text:a></text:p>
          <text:p text:style-name="Contents2"><text:a xlink:href="#__RefHeading__10952_300738085" office:target-frame-name="_top" xlink:show="replace">1.2 Alcance de Producto/Software<text:tab/>4</text:a></text:p>
          <text:p text:style-name="Contents2"><text:a xlink:href="#__RefHeading__10950_300738085" office:target-frame-name="_top" xlink:show="replace">1.3 Funcionalidades del Producto<text:tab/>4</text:a></text:p>
          <text:p text:style-name="Contents2"><text:a xlink:href="#__RefHeading__10952_300738085" office:target-frame-name="_top" xlink:show="replace"/></text:p>
        </text:index-body>
      </text:table-of-content>
      <text:p text:style-name="Textbody"/>
      <text:p text:style-name="P71"><text:s/></text:p>
      <text:p text:style-name="P72"/>
      <text:h text:style-name="Título1" text:outline-level="1"><text:bookmark-start text:name="__RefHeading__10948_300738085"/><text:bookmark-end text:name="__RefHeading__10948_300738085"/><text:soft-page-break/>INTRODUCCIÓN</text:h>
      <text:p text:style-name="P73">La aplicación funcionara dando rutinas específicas para aquellas personas que empiezan a ejercitarse en el<text:s/>gimnasio o en casa, ayudando a que tengan una rutina adecuada para el área que quieran trabajar, estas rutinas pueden ir cambiando dependiendo el área que deseen, la cual les mostrara una descripción de cómo se realiza sin la necesidad de un entrenador personal.<text:s/></text:p>
      <text:p text:style-name="P74"/>
      <text:h text:style-name="Título2" text:outline-level="2"><text:bookmark-start text:name="__RefHeading__10950_300738085"/><text:bookmark-end text:name="__RefHeading__10950_300738085"/>Propósito</text:h>
      <text:p text:style-name="P75">Realizar una aplicación que permita a los usuarios tener rutinas de entrenamiento adecuadas que no tengan experiencias previas, para mejorar su condición física.</text:p>
      <text:p text:style-name="P76"/>
      <text:h text:style-name="Título2" text:outline-level="2"><text:bookmark-start text:name="__RefHeading__10952_300738085"/><text:bookmark-end text:name="__RefHeading__10952_300738085"/>Alcance de Producto/Software</text:h>
      <text:p text:style-name="Textbody">Lograr que la aplicación pueda mostrar interfaces entendibles al usuario, tener botones funcionales que permitan hacer selección a las necesidades del usuario. Lograr que la aplicación arroje rutinas dependiendo el área que se escoja.</text:p>
      <text:p text:style-name="Textbody"/>
      <text:h text:style-name="Título2" text:outline-level="2">Funcionalidades del Producto</text:h>
      <text:p text:style-name="Textbody"><text:bookmark-start text:name="__RefHeading__10954_300738085"/><text:bookmark-start text:name="__RefHeading__10972_300738085"/><text:bookmark-start text:name="__RefHeading__10980_300738085"/><text:bookmark-end text:name="__RefHeading__10954_300738085"/><text:bookmark-end text:name="__RefHeading__10972_300738085"/><text:bookmark-end text:name="__RefHeading__10980_300738085"/>Permitir al usuario seleccionar a su preferencia el tipo de rutina que quiera.</text:p>
      <text:p text:style-name="Textbody">Permitir que el usuario pueda especificar el área que desee trabajar.</text:p>
      <text:p text:style-name="Textbody">Arrojar a través de las respuestas del usuario una rutina con sus respectivos dato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875in"/>
      </style:footer-style>
    </style:page-layout>
    <style:style style:name="P2" style:parent-style-name="Encabezado" style:family="paragraph">
      <style:paragraph-properties fo:margin-left="-0.6895in">
        <style:tab-stops>
          <style:tab-stop style:type="left" style:position="6.8583in"/>
        </style:tab-stops>
      </style:paragraph-properties>
    </style:style>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1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parallel" style:wrap-contour="false" fo:clip="rect(2.92802in, 0.87171in, 1.7541in, 0.79792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z-index="251661312" draw:style-name="a0" draw:name="Imagen 5" text:anchor-type="paragraph" svg:x="3.55661in" svg:y="0.40212in" svg:width="4.15833in" svg:height="0.61667in" style:rel-width="scale" style:rel-height="scale"><draw:image xlink:href="media/image1.png" xlink:type="simple" xlink:show="embed" xlink:actuate="onLoad"/><svg:title/><svg:desc/></draw:frame><draw:frame draw:style-name="a1" draw:name="Imagen 62" text:anchor-type="as-char" svg:x="0in" svg:y="0in" svg:width="2.66483in" svg:height="1.50765in" style:rel-width="scale" style:rel-height="scale"><draw:image xlink:href="media/image2.jpeg" xlink:type="simple" xlink:show="embed" xlink:actuate="onLoad"/><svg:title/><svg:desc/></draw:frame><text:tab/></text:p>
      </style:header>
    </style:master-page>
    <style:master-page style:name="MP1" style:page-layout-name="PL1">
      <style:header>
        <text:p text:style-name="Encabezado"/>
        <text:p text:style-name="Standard"/>
      </style:header>
      <style:footer>
        <text:p text:style-name="P18"><text:span text:style-name="T19"><text:tab/></text:span>Página<text:s/><text:page-number text:fixed="false">29</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ción de Requisitos</dc:title>
    <dc:subject>&lt;Nombre Proyecto&gt;</dc:subject>
    <meta:keyword>0100</meta:keyword>
    <meta:initial-creator>PC-19</meta:initial-creator>
    <dc:creator>PC 17</dc:creator>
    <meta:creation-date>2023-06-16T20:40:00Z</meta:creation-date>
    <dc:date>2023-06-22T21:40:00Z</dc:date>
    <meta:print-date>2010-01-15T17:08:00Z</meta:print-date>
    <meta:template xlink:href="Normal" xlink:type="simple"/>
    <meta:editing-cycles>7</meta:editing-cycles>
    <meta:editing-duration>PT660S</meta:editing-duration>
    <meta:user-defined meta:name="Autor">&lt;Nombre de la Empresa&gt;</meta:user-defined>
    <meta:user-defined meta:name="Departamento">&lt;Unidad Organizativa&gt;</meta:user-defined>
    <meta:document-statistic meta:page-count="4" meta:paragraph-count="3" meta:word-count="282" meta:character-count="1834" meta:row-count="12" meta:non-whitespace-character-count="1555"/>
  </office:meta>
</office:document-meta>
</file>